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RSourceFactory.createSource( JCRNodeSource parent ,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SourceFactory.createFileNode( Node folderNod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CRSourceFactory.getSource( String uri , Map parameter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JCRSourceFactory.createContentNode( Node file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CRSourceFactory.getFolderNodeType( Node folder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CRSourceFactory.getValidityProperty( 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CRSourceFactory.getContentProperty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CRSourceFactory.getMimeTypeProperty( 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CRSourceFactory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SourceFactory.configure( Configuration config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JCRSourceFactory.lazyIn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CRSourceFactory.getTypeInfo(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CRSourceFactory.getTypeInfo( String typ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CRSourceFactory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SourceFactory.getLastModifiedDateProperty( 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CRSourceFactory.getContentNode( Node n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CRSourceFactory.isCollection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SourceFactory.release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CRSourceFactory.createSource( Session session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